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xml version="1.0" encoding="utf-8" ?&gt;</text:p>
      <text:p text:style-name="Standard">&lt;!-- SQL XML created by WWW SQL Designer, http://code.google.com/p/wwwsqldesigner/ --&gt;</text:p>
      <text:p text:style-name="Standard">&lt;!-- Active URL: http://ondras.zarovi.cz/sql/demo/ --&gt;</text:p>
      <text:p text:style-name="Standard">&lt;sql&gt;</text:p>
      <text:p text:style-name="Standard">&lt;datatypes db="mysql"&gt;</text:p>
      <text:p text:style-name="Standard"><text:tab/>&lt;group label="Numeric" color="rgb(238,238,170)"&gt;</text:p>
      <text:p text:style-name="Standard"><text:tab/> <text:tab/>&lt;type label="TINYINT" length="0" sql="TINYINT" quote=""/&gt;</text:p>
      <text:p text:style-name="Standard"><text:tab/> <text:tab/>&lt;type label="SMALLINT" length="0" sql="SMALLINT" quote=""/&gt;</text:p>
      <text:p text:style-name="Standard"><text:tab/> <text:tab/>&lt;type label="MEDIUMINT" length="0" sql="MEDIUMINT" quote=""/&gt;</text:p>
      <text:p text:style-name="Standard"><text:tab/> <text:tab/>&lt;type label="INT" length="0" sql="INT" quote=""/&gt;</text:p>
      <text:p text:style-name="Standard"><text:tab/><text:tab/>&lt;type label="Integer" length="0" sql="INTEGER" quote=""/&gt;</text:p>
      <text:p text:style-name="Standard"><text:tab/><text:tab/>&lt;type label="BIGINT" length="0" sql="BIGINT" quote=""/&gt;</text:p>
      <text:p text:style-name="Standard"><text:tab/><text:tab/>&lt;type label="Decimal" length="1" sql="DECIMAL" re="DEC" quote=""/&gt;</text:p>
      <text:p text:style-name="Standard"><text:tab/><text:tab/>&lt;type label="Single precision" length="0" sql="FLOAT" quote=""/&gt;</text:p>
      <text:p text:style-name="Standard"><text:tab/><text:tab/>&lt;type label="Double precision" length="0" sql="DOUBLE" re="DOUBLE" quote=""/&gt;</text:p>
      <text:p text:style-name="Standard"><text:tab/>&lt;/group&gt;</text:p>
      <text:p text:style-name="Standard"/>
      <text:p text:style-name="Standard"><text:tab/>&lt;group label="Character" color="rgb(255,200,200)"&gt;</text:p>
      <text:p text:style-name="Standard"><text:tab/><text:tab/>&lt;type label="Char" length="1" sql="CHAR" quote="'"/&gt;</text:p>
      <text:p text:style-name="Standard"><text:tab/><text:tab/>&lt;type label="Varchar" length="1" sql="VARCHAR" quote="'"/&gt;</text:p>
      <text:p text:style-name="Standard"><text:tab/><text:tab/>&lt;type label="Text" length="0" sql="MEDIUMTEXT" re="TEXT" quote="'"/&gt;</text:p>
      <text:p text:style-name="Standard"><text:tab/><text:tab/>&lt;type label="Binary" length="1" sql="BINARY" quote="'"/&gt;</text:p>
      <text:p text:style-name="Standard"><text:tab/><text:tab/>&lt;type label="Varbinary" length="1" sql="VARBINARY" quote="'"/&gt;</text:p>
      <text:p text:style-name="Standard"><text:tab/><text:tab/>&lt;type label="BLOB" length="0" sql="BLOB" re="BLOB" quote="'"/&gt;</text:p>
      <text:p text:style-name="Standard"><text:tab/>&lt;/group&gt;</text:p>
      <text:p text:style-name="Standard"/>
      <text:p text:style-name="Standard"><text:tab/>&lt;group label="Date &amp;amp; Time" color="rgb(200,255,200)"&gt;</text:p>
      <text:p text:style-name="Standard"><text:tab/><text:tab/>&lt;type label="Date" length="0" sql="DATE" quote="'"/&gt;</text:p>
      <text:p text:style-name="Standard"><text:tab/><text:tab/>&lt;type label="Time" length="0" sql="TIME" quote="'"/&gt;</text:p>
      <text:p text:style-name="Standard"><text:tab/><text:tab/>&lt;type label="Datetime" length="0" sql="DATETIME" quote="'"/&gt;</text:p>
      <text:p text:style-name="Standard"><text:tab/><text:tab/>&lt;type label="Year" length="0" sql="YEAR" quote=""/&gt;</text:p>
      <text:p text:style-name="Standard"><text:tab/><text:tab/>&lt;type label="Timestamp" length="0" sql="TIMESTAMP" quote="'"/&gt;</text:p>
      <text:p text:style-name="Standard"><text:tab/>&lt;/group&gt;</text:p>
      <text:p text:style-name="Standard"><text:tab/></text:p>
      <text:p text:style-name="Standard"><text:tab/>&lt;group label="Miscellaneous" color="rgb(200,200,255)"&gt;</text:p>
      <text:p text:style-name="Standard"><text:tab/><text:tab/>&lt;type label="ENUM" length="1" sql="ENUM" quote=""/&gt;</text:p>
      <text:p text:style-name="Standard"><text:tab/><text:tab/>&lt;type label="SET" length="1" sql="SET" quote=""/&gt;</text:p>
      <text:p text:style-name="Standard"><text:tab/><text:tab/>&lt;type label="Bit" length="0" sql="bit" quote=""/&gt;</text:p>
      <text:p text:style-name="Standard"><text:tab/>&lt;/group&gt;</text:p>
      <text:p text:style-name="Standard">&lt;/datatypes&gt;&lt;table x="770" y="783" name="users"&gt;</text:p>
      <text:p text:style-name="Standard">&lt;row name="users_login" null="1" autoincrement="1"&gt;</text:p>
      <text:p text:style-name="Standard">&lt;datatype&gt;VARCHAR(20)&lt;/datatype&gt;</text:p>
      <text:p text:style-name="Standard">&lt;default&gt;NULL&lt;/default&gt;&lt;/row&gt;</text:p>
      <text:p text:style-name="Standard">&lt;row name="users_psw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email" null="1" autoincrement="0"&gt;</text:p>
      <text:p text:style-name="Standard">&lt;datatype&gt;VARCHAR(30)&lt;/datatype&gt;</text:p>
      <text:p text:style-name="Standard">&lt;default&gt;NULL&lt;/default&gt;&lt;/row&gt;</text:p>
      <text:p text:style-name="Standard"><text:soft-page-break/>&lt;row name="permission" null="0" autoincrement="0"&gt;</text:p>
      <text:p text:style-name="Standard">&lt;datatype&gt;VARCHAR(15)&lt;/datatype&gt;</text:p>
      <text:p text:style-name="Standard">&lt;relation table="permission" row="permission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410" y="527" name="user_addition_info"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first_name" null="1" autoincrement="0"&gt;</text:p>
      <text:p text:style-name="Standard">&lt;datatype&gt;VARCHAR(first_name)&lt;/datatype&gt;</text:p>
      <text:p text:style-name="Standard">&lt;default&gt;NULL&lt;/default&gt;&lt;/row&gt;</text:p>
      <text:p text:style-name="Standard">&lt;row name="second_namenew field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sex" null="0" autoincrement="0"&gt;</text:p>
      <text:p text:style-name="Standard">&lt;datatype&gt;VARCHAR(6)&lt;/datatype&gt;</text:p>
      <text:p text:style-name="Standard">&lt;default&gt;''female', 'male''&lt;/default&gt;&lt;/row&gt;</text:p>
      <text:p text:style-name="Standard">&lt;row name="birth_date" null="1" autoincrement="0"&gt;</text:p>
      <text:p text:style-name="Standard">&lt;datatype&gt;DATE&lt;/datatype&gt;</text:p>
      <text:p text:style-name="Standard">&lt;default&gt;NULL&lt;/default&gt;&lt;/row&gt;</text:p>
      <text:p text:style-name="Standard">&lt;row name="address" null="1" autoincrement="0"&gt;</text:p>
      <text:p text:style-name="Standard">&lt;datatype&gt;VARCHAR(60)&lt;/datatype&gt;</text:p>
      <text:p text:style-name="Standard">&lt;default&gt;NULL&lt;/default&gt;&lt;/row&gt;</text:p>
      <text:p text:style-name="Standard">&lt;row name="phone" null="1" autoincrement="0"&gt;</text:p>
      <text:p text:style-name="Standard">&lt;datatype&gt;VARCHAR(10)&lt;/datatype&gt;</text:p>
      <text:p text:style-name="Standard">&lt;default&gt;NULL&lt;/default&gt;&lt;/row&gt;</text:p>
      <text:p text:style-name="Standard">&lt;row name="foto" null="1" autoincrement="0"&gt;</text:p>
      <text:p text:style-name="Standard">&lt;datatype&gt;TINYINT&lt;/datatype&gt;</text:p>
      <text:p text:style-name="Standard">&lt;default&gt;NULL&lt;/default&gt;&lt;relation table="images" row="id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32" y="1643" name="workout_types"&gt;</text:p>
      <text:p text:style-name="Standard">&lt;row name="type" null="0" autoincrement="1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60" y="1815" name="workout_difficulties"&gt;</text:p>
      <text:p text:style-name="Standard">&lt;row name="difficulty" null="0" autoincrement="0"&gt;</text:p>
      <text:p text:style-name="Standard"><text:soft-page-break/>&lt;datatype&gt;VARCHAR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37" y="1719" name="workout_frequencies"&gt;</text:p>
      <text:p text:style-name="Standard">&lt;row name="frequency" null="0" autoincrement="0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frequency&lt;/part&gt;</text:p>
      <text:p text:style-name="Standard">&lt;/key&gt;</text:p>
      <text:p text:style-name="Standard">&lt;/table&gt;</text:p>
      <text:p text:style-name="Standard">&lt;table x="482" y="1184" name="workouts"&gt;</text:p>
      <text:p text:style-name="Standard">&lt;row name="image" null="0" autoincrement="0"&gt;</text:p>
      <text:p text:style-name="Standard">&lt;datatype&gt;TINYINT&lt;/datatype&gt;</text:p>
      <text:p text:style-name="Standard">&lt;relation table="images" row="id" /&gt;</text:p>
      <text:p text:style-name="Standard">&lt;relation table="images" row="id" /&gt;</text:p>
      <text:p text:style-name="Standard">&lt;/row&gt;</text:p>
      <text:p text:style-name="Standard">&lt;row name="title" null="0" autoincrement="0"&gt;</text:p>
      <text:p text:style-name="Standard">&lt;datatype&gt;VARCHAR(30)&lt;/datatype&gt;</text:p>
      <text:p text:style-name="Standard">&lt;/row&gt;</text:p>
      <text:p text:style-name="Standard">&lt;row name="creato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author" null="1" autoincrement="0"&gt;</text:p>
      <text:p text:style-name="Standard">&lt;datatype&gt;VARCHAR(30)&lt;/datatype&gt;</text:p>
      <text:p text:style-name="Standard">&lt;default&gt;NULL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workout_types" row="type" /&gt;</text:p>
      <text:p text:style-name="Standard">&lt;relation table="workout_types" row="type" /&gt;</text:p>
      <text:p text:style-name="Standard">&lt;/row&gt;</text:p>
      <text:p text:style-name="Standard">&lt;row name="frequency" null="0" autoincrement="0"&gt;</text:p>
      <text:p text:style-name="Standard">&lt;datatype&gt;VARCHAR(20)&lt;/datatype&gt;</text:p>
      <text:p text:style-name="Standard">&lt;default&gt;'NULL'&lt;/default&gt;&lt;relation table="workout_frequencies" row="frequency" /&gt;</text:p>
      <text:p text:style-name="Standard">&lt;relation table="workout_frequencies" row="frequency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workout_difficulties" row="difficulty" /&gt;</text:p>
      <text:p text:style-name="Standard">&lt;relation table="workout_difficulties" row="difficulty" /&gt;</text:p>
      <text:p text:style-name="Standard">&lt;/row&gt;</text:p>
      <text:p text:style-name="Standard">&lt;row name="description" null="1" autoincrement="0"&gt;</text:p>
      <text:p text:style-name="Standard">&lt;datatype&gt;VARBINARY(1000)&lt;/datatype&gt;</text:p>
      <text:p text:style-name="Standard">&lt;default&gt;NULL&lt;/default&gt;&lt;/row&gt;</text:p>
      <text:p text:style-name="Standard">&lt;key type="PRIMARY" name=""&gt;</text:p>
      <text:p text:style-name="Standard"><text:soft-page-break/>&lt;part&gt;creator&lt;/part&gt;</text:p>
      <text:p text:style-name="Standard">&lt;part&gt;title&lt;/part&gt;</text:p>
      <text:p text:style-name="Standard">&lt;/key&gt;</text:p>
      <text:p text:style-name="Standard">&lt;/table&gt;</text:p>
      <text:p text:style-name="Standard">&lt;table x="42" y="680" name="imag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gzipImage" null="1" autoincrement="0"&gt;</text:p>
      <text:p text:style-name="Standard">&lt;datatype&gt;BLOB(30)&lt;/datatype&gt;</text:p>
      <text:p text:style-name="Standard">&lt;default&gt;NULL&lt;/default&gt;&lt;/row&gt;</text:p>
      <text:p text:style-name="Standard">&lt;row name="amazonLink" null="1" autoincrement="0"&gt;</text:p>
      <text:p text:style-name="Standard">&lt;datatype&gt;VARCHAR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33" y="1331" name="workouts_statistic"&gt;</text:p>
      <text:p text:style-name="Standard">&lt;row name="workout_id" null="0" autoincrement="0"&gt;</text:p>
      <text:p text:style-name="Standard">&lt;datatype&gt;VARCHAR(39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<text:soft-page-break/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workout_id&lt;/part&gt;</text:p>
      <text:p text:style-name="Standard">&lt;part&gt;creator&lt;/part&gt;</text:p>
      <text:p text:style-name="Standard">&lt;/key&gt;</text:p>
      <text:p text:style-name="Standard">&lt;/table&gt;</text:p>
      <text:p text:style-name="Standard">&lt;table x="1311" y="1018" name="exercises_statistic"&gt;</text:p>
      <text:p text:style-name="Standard">&lt;row name="exercis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exercise_id&lt;/part&gt;</text:p>
      <text:p text:style-name="Standard">&lt;/key&gt;</text:p>
      <text:p text:style-name="Standard">&lt;/table&gt;</text:p>
      <text:p text:style-name="Standard">&lt;table x="18" y="1031" name="workout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workout_id" null="0" autoincrement="0"&gt;</text:p>
      <text:p text:style-name="Standard">&lt;datatype&gt;INT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<text:soft-page-break/>&lt;datatype&gt;TINYINT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308" y="1444" name="exercise_equipments"&gt;</text:p>
      <text:p text:style-name="Standard">&lt;row name="equipment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equipment&lt;/part&gt;</text:p>
      <text:p text:style-name="Standard">&lt;/key&gt;</text:p>
      <text:p text:style-name="Standard">&lt;/table&gt;</text:p>
      <text:p text:style-name="Standard">&lt;table x="1305" y="1378" name="exercise_difficulties"&gt;</text:p>
      <text:p text:style-name="Standard">&lt;row name="difficulty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1310" y="1303" name="exercise_types"&gt;</text:p>
      <text:p text:style-name="Standard">&lt;row name="type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1310" y="800" name="exercise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exersic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<text:soft-page-break/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095" y="1135" name="exercis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image2" null="0" autoincrement="0"&gt;</text:p>
      <text:p text:style-name="Standard">&lt;datatype&gt;TINYINT&lt;/datatype&gt;</text:p>
      <text:p text:style-name="Standard">&lt;/row&gt;</text:p>
      <text:p text:style-name="Standard">&lt;row name="description" null="0" autoincrement="0"&gt;</text:p>
      <text:p text:style-name="Standard">&lt;datatype&gt;VARBINARY(200)&lt;/datatype&gt;</text:p>
      <text:p text:style-name="Standard">&lt;default&gt;'NULL'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exercise_types" row="type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exercise_difficulties" row="difficulty" /&gt;</text:p>
      <text:p text:style-name="Standard">&lt;/row&gt;</text:p>
      <text:p text:style-name="Standard">&lt;row name="equipment" null="0" autoincrement="0"&gt;</text:p>
      <text:p text:style-name="Standard">&lt;datatype&gt;VARCHAR(20)&lt;/datatype&gt;</text:p>
      <text:p text:style-name="Standard">&lt;relation table="exercise_equipments" row="equipment" /&gt;</text:p>
      <text:p text:style-name="Standard">&lt;/row&gt;</text:p>
      <text:p text:style-name="Standard">&lt;row name="muscle_group" null="0" autoincrement="0"&gt;</text:p>
      <text:p text:style-name="Standard">&lt;datatype&gt;VARCHAR(20)&lt;/datatype&gt;</text:p>
      <text:p text:style-name="Standard">&lt;/row&gt;</text:p>
      <text:p text:style-name="Standard">&lt;row name="title" null="0" autoincrement="0"&gt;</text:p>
      <text:p text:style-name="Standard">&lt;datatype&gt;VARCHAR(20)&lt;/datatype&gt;</text:p>
      <text:p text:style-name="Standard">&lt;/row&gt;</text:p>
      <text:p text:style-name="Standard">&lt;row name="image1" null="0" autoincrement="0"&gt;</text:p>
      <text:p text:style-name="Standard">&lt;datatype&gt;TINYINT&lt;/datatype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05" y="961" name="permission"&gt;</text:p>
      <text:p text:style-name="Standard">&lt;row name="permission" null="0" autoincrement="0"&gt;</text:p>
      <text:p text:style-name="Standard">&lt;datatype&gt;VARCHAR(15)&lt;/datatype&gt;</text:p>
      <text:p text:style-name="Standard">&lt;/row&gt;</text:p>
      <text:p text:style-name="Standard">&lt;key type="PRIMARY" name=""&gt;</text:p>
      <text:p text:style-name="Standard"><text:soft-page-break/>&lt;part&gt;permission&lt;/part&gt;</text:p>
      <text:p text:style-name="Standard">&lt;/key&gt;</text:p>
      <text:p text:style-name="Standard">&lt;/table&gt;</text:p>
      <text:p text:style-name="Standard">&lt;table x="820" y="1308" name="workout_exercise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exercise_id " null="0" autoincrement="0"&gt;</text:p>
      <text:p text:style-name="Standard">&lt;datatype&gt;TINYINT&lt;/datatype&gt;</text:p>
      <text:p text:style-name="Standard">&lt;default&gt;NULL&lt;/default&gt;&lt;relation table="exercises" row="id" /&gt;</text:p>
      <text:p text:style-name="Standard">&lt;/row&gt;</text:p>
      <text:p text:style-name="Standard">&lt;row name="workout_id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ay" null="0" autoincrement="0"&gt;</text:p>
      <text:p text:style-name="Standard">&lt;datatype&gt;VARCHAR(10)&lt;/datatype&gt;</text:p>
      <text:p text:style-name="Standard">&lt;default&gt;'Day 1'&lt;/default&gt;&lt;/row&gt;</text:p>
      <text:p text:style-name="Standard">&lt;row name="timer" null="0" autoincrement="0"&gt;</text:p>
      <text:p text:style-name="Standard">&lt;datatype&gt;TINYINT&lt;/datatype&gt;</text:p>
      <text:p text:style-name="Standard">&lt;default&gt;30&lt;/default&gt;&lt;/row&gt;</text:p>
      <text:p text:style-name="Standard">&lt;row name="repeat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sets" null="0" autoincrement="0"&gt;</text:p>
      <text:p text:style-name="Standard">&lt;datatype&gt;TINYINT&lt;/datatype&gt;</text:p>
      <text:p text:style-name="Standard">&lt;default&gt;1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978" y="940" name="user_workout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workout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0" autoincrement="0"&gt;</text:p>
      <text:p text:style-name="Standard">&lt;datatype&gt;VARCHAR(30)&lt;/datatype&gt;</text:p>
      <text:p text:style-name="Standard"><text:soft-page-break/>&lt;relation table="workouts" row="creator" /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53" y="1551" name="record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1" autoincrement="0"&gt;</text:p>
      <text:p text:style-name="Standard">&lt;datatype&gt;TINYINT&lt;/datatype&gt;</text:p>
      <text:p text:style-name="Standard">&lt;default&gt;NULL&lt;/default&gt;&lt;relation table="users" row="users_login" /&gt;</text:p>
      <text:p text:style-name="Standard">&lt;/row&gt;</text:p>
      <text:p text:style-name="Standard">&lt;row name="exersice" null="1" autoincrement="0"&gt;</text:p>
      <text:p text:style-name="Standard">&lt;datatype&gt;TINYINT&lt;/datatype&gt;</text:p>
      <text:p text:style-name="Standard">&lt;default&gt;NULL&lt;/default&gt;&lt;relation table="workout_exercise" row="id" /&gt;</text:p>
      <text:p text:style-name="Standard">&lt;/row&gt;</text:p>
      <text:p text:style-name="Standard">&lt;row name="type" null="1" autoincrement="0"&gt;</text:p>
      <text:p text:style-name="Standard">&lt;datatype&gt;TINYINT&lt;/datatype&gt;</text:p>
      <text:p text:style-name="Standard">&lt;default&gt;NULL&lt;/default&gt;&lt;relation table="RecordTypes" row="type" /&gt;</text:p>
      <text:p text:style-name="Standard">&lt;/row&gt;</text:p>
      <text:p text:style-name="Standard">&lt;row name="value" null="1" autoincrement="0"&gt;</text:p>
      <text:p text:style-name="Standard">&lt;datatype&gt;TINYINT&lt;/datatype&gt;</text:p>
      <text:p text:style-name="Standard">&lt;default&gt;NULL&lt;/default&gt;&lt;/row&gt;</text:p>
      <text:p text:style-name="Standard">&lt;row name="date" null="1" autoincrement="0"&gt;</text:p>
      <text:p text:style-name="Standard">&lt;datatype&gt;DATE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804" y="1630" name="RecordTypes"&gt;</text:p>
      <text:p text:style-name="Standard">&lt;row name="type" null="0" autoincrement="0"&gt;</text:p>
      <text:p text:style-name="Standard">&lt;datatype&gt;VARCHAR(50)&lt;/datatype&gt;</text:p>
      <text:p text:style-name="Standard">&lt;default&gt;'NULL'&lt;/default&gt;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/sq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shevchyk </meta:initial-creator>
    <meta:creation-date>2013-08-24T02:26:18</meta:creation-date>
    <dc:date>2013-09-03T02:34:31</dc:date>
    <dc:creator>d.shevchyk 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9" meta:paragraph-count="431" meta:word-count="1020" meta:character-count="13895" meta:non-whitespace-character-count="13248"/>
  </office:meta>
</office:document-meta>
</file>